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5mm"/>
    </style:style>
    <style:style style:name="co3" style:family="table-column">
      <style:table-column-properties fo:break-before="auto" style:column-width="25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Duração (ms)</text:p>
          </table:table-cell>
          <table:table-cell table:style-name="ce2" office:value-type="string" calcext:value-type="string">
            <text:p>Tick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0.34922" calcext:value-type="float">
            <text:p>0,34922</text:p>
          </table:table-cell>
          <table:table-cell table:formula="of:=[.E8]*120000" office:value-type="float" office:value="41906.4" calcext:value-type="float">
            <text:p>41906,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.22615" calcext:value-type="float">
            <text:p>1,22615</text:p>
          </table:table-cell>
          <table:table-cell table:formula="of:=[.E9]*120000" office:value-type="float" office:value="147138" calcext:value-type="float">
            <text:p>147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0.21775" calcext:value-type="float">
            <text:p>0,21775</text:p>
          </table:table-cell>
          <table:table-cell table:formula="of:=[.E10]*120000" office:value-type="float" office:value="26130" calcext:value-type="float">
            <text:p>2613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0.04288" calcext:value-type="float">
            <text:p>0,04288</text:p>
          </table:table-cell>
          <table:table-cell table:formula="of:=[.E11]*120000" office:value-type="float" office:value="5145.6" calcext:value-type="float">
            <text:p>5145,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office:value-type="float" office:value="0.35752" calcext:value-type="float">
            <text:p>0,35752</text:p>
          </table:table-cell>
          <table:table-cell table:formula="of:=[.E12]*120000" office:value-type="float" office:value="42902.4" calcext:value-type="float">
            <text:p>42902,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office:value-type="float" office:value="23.26199" calcext:value-type="float">
            <text:p>23,26199</text:p>
          </table:table-cell>
          <table:table-cell table:formula="of:=[.E13]*120000" office:value-type="float" office:value="2791438.8" calcext:value-type="float">
            <text:p>2791438,8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12:49:25.4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8:59:54.601000000</meta:creation-date>
    <dc:date>2018-06-17T12:53:00.979000000</dc:date>
    <meta:editing-duration>PT49M53S</meta:editing-duration>
    <meta:editing-cycles>4</meta:editing-cycles>
    <meta:generator>LibreOffice/5.4.2.2$Windows_x86 LibreOffice_project/22b09f6418e8c2d508a9eaf86b2399209b0990f4</meta:generator>
    <meta:document-statistic meta:table-count="1" meta:cell-count="21" meta:object-count="0"/>
  </office:meta>
</office:document-meta>
</file>